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220000031A97F3059C417A36B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modern" style:font-pitch="variable"/>
    <style:font-face style:name="Rokkitt Black" svg:font-family="'Rokkitt Black'" style:font-family-generic="modern" style:font-pitch="variable"/>
    <style:font-face style:name="Rokkitt Black1" svg:font-family="'Rokkitt Black'" style:font-adornments="Black" style:font-family-generic="modern" style:font-pitch="variable"/>
    <style:font-face style:name="Rokkitt ExtraBold" svg:font-family="'Rokkitt ExtraBold'" style:font-family-generic="modern" style:font-pitch="variable"/>
    <style:font-face style:name="Rokkitt ExtraBold1" svg:font-family="'Rokkitt ExtraBold'" style:font-adornments="Extra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25cm" fo:min-width="9.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23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14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-color="#ffff99" draw:opacity="100%" draw:textarea-vertical-align="middle" draw:auto-grow-height="false" fo:min-height="16.55cm" fo:min-width="16.3cm" draw:shadow-opacity="100%"/>
    </style:style>
    <style:style style:name="gr6" style:family="graphic" style:parent-style-name="standard">
      <style:graphic-properties draw:stroke="none" svg:stroke-color="#ffffff" draw:fill-color="#ffff99" draw:textarea-horizontal-align="justify" draw:textarea-vertical-align="middle" draw:auto-grow-height="false" fo:min-height="15.95cm" fo:min-width="0.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18cm"/>
    </style:style>
    <style:style style:name="gr8" style:family="graphic" style:parent-style-name="standard">
      <style:graphic-properties draw:stroke="none" draw:fill-color="#83caff" draw:textarea-horizontal-align="justify" draw:textarea-vertical-align="middle" draw:auto-grow-height="false" fo:min-height="16.55cm" fo:min-width="16.3cm"/>
    </style:style>
    <style:style style:name="gr9" style:family="graphic" style:parent-style-name="standard">
      <style:graphic-properties draw:stroke="none" draw:fill-color="#83caff" draw:textarea-horizontal-align="justify" draw:textarea-vertical-align="middle" draw:auto-grow-height="false" fo:min-height="1.35cm" fo:min-width="12.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21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-color="#b2b2b2" draw:textarea-horizontal-align="justify" draw:textarea-vertical-align="middle" draw:auto-grow-height="false" fo:min-height="1.35cm" fo:min-width="12.3cm"/>
    </style:style>
    <style:style style:name="gr13" style:family="graphic" style:parent-style-name="standard">
      <style:graphic-properties draw:stroke="none" draw:fill-color="#cc66ff" draw:textarea-horizontal-align="justify" draw:textarea-vertical-align="middle" draw:auto-grow-height="false" fo:min-height="1.35cm" fo:min-width="13.6cm"/>
    </style:style>
    <style:style style:name="gr14" style:family="graphic" style:parent-style-name="standard">
      <style:graphic-properties draw:stroke="none" draw:fill-color="#b2b2b2" draw:textarea-horizontal-align="justify" draw:textarea-vertical-align="middle" draw:auto-grow-height="false" fo:min-height="14.35cm" fo:min-width="14.1cm"/>
    </style:style>
    <style:style style:name="gr15" style:family="graphic" style:parent-style-name="standard">
      <style:graphic-properties draw:stroke="none" draw:fill-color="#ff9900" draw:textarea-horizontal-align="justify" draw:textarea-vertical-align="middle" draw:auto-grow-height="false" fo:min-height="1.35cm" fo:min-width="12.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1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8" style:family="graphic" style:parent-style-name="standard">
      <style:graphic-properties draw:stroke="none" draw:fill-color="#ff6666" draw:textarea-horizontal-align="justify" draw:textarea-vertical-align="middle" draw:auto-grow-height="false" fo:min-height="1.35cm" fo:min-width="12.3cm"/>
    </style:style>
    <style:style style:name="gr19" style:family="graphic" style:parent-style-name="standard">
      <style:graphic-properties draw:stroke="none" draw:fill-color="#66ff66" draw:textarea-horizontal-align="justify" draw:textarea-vertical-align="middle" draw:auto-grow-height="false" fo:min-height="1.35cm" fo:min-width="12.3cm"/>
    </style:style>
    <style:style style:name="gr20" style:family="graphic" style:parent-style-name="standard">
      <style:graphic-properties draw:stroke="none" draw:fill-color="#3465a4" draw:textarea-horizontal-align="justify" draw:textarea-vertical-align="middle" draw:auto-grow-height="false" fo:min-height="1.35cm" fo:min-width="12.3cm"/>
    </style:style>
    <style:style style:name="gr21" style:family="graphic" style:parent-style-name="standard">
      <style:graphic-properties draw:stroke="none" draw:fill-color="#cccccc" draw:textarea-horizontal-align="justify" draw:textarea-vertical-align="middle" draw:auto-grow-height="false" fo:min-height="1.35cm" fo:min-width="12.3cm"/>
    </style:style>
    <style:style style:name="gr22" style:family="graphic" style:parent-style-name="standard">
      <style:graphic-properties draw:stroke="none" draw:fill-color="#cccccc" draw:textarea-horizontal-align="justify" draw:textarea-vertical-align="middle" draw:auto-grow-height="false" fo:min-height="1.35cm" fo:min-width="13.6cm"/>
    </style:style>
    <style:style style:name="gr23" style:family="graphic" style:parent-style-name="standard">
      <style:graphic-properties draw:stroke="none" draw:fill-color="#cccccc" draw:textarea-horizontal-align="justify" draw:textarea-vertical-align="middle" draw:auto-grow-height="false" fo:min-height="16.55cm" fo:min-width="16.3cm"/>
    </style:style>
    <style:style style:name="gr24" style:family="graphic" style:parent-style-name="standard">
      <style:graphic-properties draw:stroke="none" draw:fill-color="#cccccc" draw:textarea-horizontal-align="justify" draw:textarea-vertical-align="middle" draw:auto-grow-height="false" fo:min-height="14.35cm" fo:min-width="14.1cm"/>
    </style:style>
    <style:style style:name="gr25" style:family="graphic" style:parent-style-name="standard">
      <style:graphic-properties draw:stroke="none" draw:fill-color="#cccccc" draw:textarea-horizontal-align="justify" draw:textarea-vertical-align="middle" draw:auto-grow-height="false" fo:min-height="1.35cm" fo:min-width="12.1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style:font-name="Rokkitt ExtraBold1" fo:font-size="32pt" fo:font-weight="800" style:font-size-asian="18pt" style:font-size-complex="18pt"/>
    </style:style>
    <style:style style:name="P3" style:family="paragraph">
      <loext:graphic-properties draw:fill="none" draw:fill-color="#ffffff"/>
      <style:text-properties style:font-name="Rokkitt ExtraBold1" fo:font-size="20pt" fo:font-weight="800" style:font-size-asian="18pt" style:font-size-complex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99" draw:opacity="100%"/>
      <style:paragraph-properties fo:text-align="center"/>
    </style:style>
    <style:style style:name="P6" style:family="paragraph">
      <loext:graphic-properties draw:fill-color="#ffff99"/>
      <style:paragraph-properties fo:text-align="center"/>
    </style:style>
    <style:style style:name="P7" style:family="paragraph">
      <loext:graphic-properties draw:fill-color="#83caff"/>
      <style:paragraph-properties fo:text-align="center"/>
    </style:style>
    <style:style style:name="P8" style:family="paragraph">
      <loext:graphic-properties draw:fill="none" draw:fill-color="#ffffff"/>
      <style:text-properties style:font-name="Rokkitt Black1" fo:font-size="18pt" fo:font-weight="900" style:font-size-asian="18pt" style:font-size-complex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-color="#b2b2b2"/>
      <style:paragraph-properties fo:text-align="center"/>
    </style:style>
    <style:style style:name="P12" style:family="paragraph">
      <loext:graphic-properties draw:fill-color="#cc66ff"/>
      <style:paragraph-properties fo:text-align="center"/>
    </style:style>
    <style:style style:name="P13" style:family="paragraph">
      <loext:graphic-properties draw:fill-color="#ff9900"/>
      <style:paragraph-properties fo:text-align="center"/>
    </style:style>
    <style:style style:name="P14" style:family="paragraph">
      <loext:graphic-properties draw:fill-color="#ff6666"/>
      <style:paragraph-properties fo:text-align="center"/>
    </style:style>
    <style:style style:name="P15" style:family="paragraph">
      <loext:graphic-properties draw:fill-color="#66ff66"/>
      <style:paragraph-properties fo:text-align="center"/>
    </style:style>
    <style:style style:name="P16" style:family="paragraph">
      <loext:graphic-properties draw:fill-color="#3465a4"/>
      <style:paragraph-properties fo:text-align="center"/>
    </style:style>
    <style:style style:name="P17" style:family="paragraph">
      <loext:graphic-properties draw:fill-color="#cccccc"/>
      <style:paragraph-properties fo:text-align="center"/>
    </style:style>
    <style:style style:name="T1" style:family="text">
      <style:text-properties style:font-name="Rokkitt ExtraBold1" fo:font-size="32pt" fo:font-weight="800" style:font-size-asian="18pt" style:font-size-complex="18pt"/>
    </style:style>
    <style:style style:name="T2" style:family="text">
      <style:text-properties style:font-name="Rokkitt ExtraBold1" fo:font-size="20pt" fo:font-weight="800" style:font-size-asian="18pt" style:font-size-complex="18pt"/>
    </style:style>
    <style:style style:name="T3" style:family="text">
      <style:text-properties style:font-name="Rokkitt Black1" fo:font-size="18pt" fo:font-weight="90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0.4cm" svg:height="2.5cm" svg:x="6.8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5cm" svg:height="3.485cm" svg:x="-0.2cm" svg:y="3.6cm">
          <draw:text-box>
            <text:p><text:span text:style-name="T1">fireMIP Models </text:span></text:p>
          </draw:text-box>
        </draw:frame>
        <draw:frame draw:style-name="gr3" draw:text-style-name="P3" draw:layer="layout" svg:width="12cm" svg:height="9.395cm" svg:x="0.1cm" svg:y="5.1cm">
          <draw:text-box>
            <text:p><text:span text:style-name="T2"><text:s text:c="28"/></text:span><text:span text:style-name="T2">CLM</text:span></text:p>
            <text:p><text:span text:style-name="T2"><text:s text:c="28"/></text:span><text:span text:style-name="T2">CTEM</text:span></text:p>
            <text:p><text:span text:style-name="T2"><text:s text:c="26"/></text:span><text:span text:style-name="T2">JSBACH</text:span></text:p>
            <text:p><text:span text:style-name="T2"><text:s text:c="14"/></text:span><text:span text:style-name="T2">JULES-INFERNO <text:s text:c="12"/></text:span></text:p>
            <text:p><text:span text:style-name="T2"><text:s text:c="11"/></text:span><text:span text:style-name="T2">LPJ-GUESS-BLAZE</text:span></text:p>
            <text:p><text:span text:style-name="T2"><text:s text:c="2"/></text:span><text:span text:style-name="T2">LPJ-GUESS-GLOBFIREM</text:span></text:p>
            <text:p><text:span text:style-name="T2"><text:s text:c="5"/></text:span><text:span text:style-name="T2">LPJ-GUESS-SPITFIRE</text:span></text:p>
            <text:p><text:span text:style-name="T2"><text:s text:c="28"/></text:span><text:span text:style-name="T2">MC2</text:span></text:p>
            <text:p><text:span text:style-name="T2">ORCHIDEE-SPITFIRE</text:span></text:p>
          </draw:text-box>
        </draw:frame>
        <draw:custom-shape draw:style-name="gr1" draw:text-style-name="P1" draw:layer="layout" svg:width="10.4cm" svg:height="2.5cm" svg:x="7.2cm" svg:y="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5" draw:text-style-name="P5" draw:layer="layout" svg:width="16.8cm" svg:height="16.8cm" draw:transform="rotate (-3.14159265358979) translate (9.2cm 17.9cm)">
          <text:p/>
          <draw:enhanced-geometry draw:mirror-horizontal="false" draw:mirror-vertical="false" draw:glue-point-type="segments" draw:type="mso-spt100" draw:modifiers="-90 89.786376205207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6" draw:layer="layout" svg:width="0.9cm" svg:height="16.2cm" svg:x="0cm" svg:y="1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4cm" svg:height="2.5cm" svg:x="6.8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2cm" svg:height="9.395cm" svg:x="0.1cm" svg:y="5.1cm">
          <draw:text-box>
            <text:p><text:span text:style-name="T2"><text:s text:c="28"/></text:span><text:span text:style-name="T2">CLM</text:span></text:p>
            <text:p><text:span text:style-name="T2"><text:s text:c="28"/></text:span><text:span text:style-name="T2">CTEM</text:span></text:p>
            <text:p><text:span text:style-name="T2"><text:s text:c="26"/></text:span><text:span text:style-name="T2">JSBACH</text:span></text:p>
            <text:p><text:span text:style-name="T2"><text:s text:c="14"/></text:span><text:span text:style-name="T2">JULES-INFERNO <text:s text:c="12"/></text:span></text:p>
            <text:p><text:span text:style-name="T2"><text:s text:c="11"/></text:span><text:span text:style-name="T2">LPJ-GUESS-BLAZE</text:span></text:p>
            <text:p><text:span text:style-name="T2"><text:s text:c="2"/></text:span><text:span text:style-name="T2">LPJ-GUESS-GLOBFIREM</text:span></text:p>
            <text:p><text:span text:style-name="T2"><text:s text:c="5"/></text:span><text:span text:style-name="T2">LPJ-GUESS-SPITFIRE</text:span></text:p>
            <text:p><text:span text:style-name="T2"><text:s text:c="28"/></text:span><text:span text:style-name="T2">MC2</text:span></text:p>
            <text:p><text:span text:style-name="T2">ORCHIDEE-SPITFIRE</text:span></text:p>
          </draw:text-box>
        </draw:frame>
        <draw:custom-shape draw:style-name="gr1" draw:text-style-name="P1" draw:layer="layout" svg:width="10.4cm" svg:height="2.5cm" svg:x="7.2cm" svg:y="1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7.8cm" svg:height="1.872cm" svg:x="0.1cm" svg:y="3.5cm">
          <draw:text-box>
            <text:p><text:span text:style-name="T1">Benchmarking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8" draw:text-style-name="P7" draw:layer="layout" svg:width="16.8cm" svg:height="16.8cm" draw:transform="rotate (-1.5707963267949) translate (18.3cm 1.1cm)">
          <text:p/>
          <draw:enhanced-geometry svg:viewBox="0 0 21600 21600" draw:mirror-horizontal="false" draw:mirror-vertical="false" draw:type="block-arc" draw:modifiers="-159.553499795561 9404.9257626824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" draw:text-style-name="P7" draw:layer="layout" svg:width="12.8cm" svg:height="1.6cm" svg:x="5.2cm" svg:y="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6.8cm" svg:height="16.8cm" draw:transform="rotate (-3.14159265358979) translate (9.2cm 17.9cm)">
          <text:p/>
          <draw:enhanced-geometry draw:mirror-horizontal="false" draw:mirror-vertical="false" draw:glue-point-type="segments" draw:type="mso-spt100" draw:modifiers="-90 89.786376205207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6" draw:layer="layout" svg:width="0.9cm" svg:height="16.2cm" svg:x="0cm" svg:y="1.4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9.6cm" svg:height="2.071cm" svg:x="9.3cm" svg:y="8.9cm">
          <draw:text-box>
            <text:p><text:span text:style-name="T3">Process Evaluation</text:span></text:p>
          </draw:text-box>
        </draw:frame>
        <draw:custom-shape draw:style-name="gr1" draw:text-style-name="P1" draw:layer="layout" svg:width="10.4cm" svg:height="2.5cm" svg:x="6.8cm" svg:y="1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27.981cm" svg:height="20.999cm" svg:x="0.019cm" svg:y="0.001cm">
          <draw:image xlink:href="Pictures/10000201000004220000031A97F3059C417A36B2.png" xlink:type="simple" xlink:show="embed" xlink:actuate="onLoad">
            <text:p/>
          </draw:image>
        </draw:frame>
        <draw:frame draw:style-name="gr7" draw:text-style-name="P2" draw:layer="layout" svg:width="7.8cm" svg:height="1.872cm" svg:x="0.1cm" svg:y="3.5cm">
          <draw:text-box>
            <text:p><text:span text:style-name="T1">Benchmarking</text:span></text:p>
          </draw:text-box>
        </draw:frame>
        <draw:frame draw:style-name="gr3" draw:text-style-name="P3" draw:layer="layout" svg:width="12cm" svg:height="9.395cm" svg:x="0.1cm" svg:y="5.1cm">
          <draw:text-box>
            <text:p><text:span text:style-name="T2"><text:s text:c="28"/></text:span><text:span text:style-name="T2">CLM</text:span></text:p>
            <text:p><text:span text:style-name="T2"><text:s text:c="28"/></text:span><text:span text:style-name="T2">CTEM</text:span></text:p>
            <text:p><text:span text:style-name="T2"><text:s text:c="26"/></text:span><text:span text:style-name="T2">JSBACH</text:span></text:p>
            <text:p><text:span text:style-name="T2"><text:s text:c="14"/></text:span><text:span text:style-name="T2">JULES-INFERNO <text:s text:c="12"/></text:span></text:p>
            <text:p><text:span text:style-name="T2"><text:s text:c="11"/></text:span><text:span text:style-name="T2">LPJ-GUESS-BLAZE</text:span></text:p>
            <text:p><text:span text:style-name="T2"><text:s text:c="2"/></text:span><text:span text:style-name="T2">LPJ-GUESS-GLOBFIREM</text:span></text:p>
            <text:p><text:span text:style-name="T2"><text:s text:c="5"/></text:span><text:span text:style-name="T2">LPJ-GUESS-SPITFIRE</text:span></text:p>
            <text:p><text:span text:style-name="T2"><text:s text:c="28"/></text:span><text:span text:style-name="T2">MC2</text:span></text:p>
            <text:p><text:span text:style-name="T2">ORCHIDEE-SPITFIRE</text:span></text:p>
          </draw:text-box>
        </draw:frame>
        <draw:custom-shape draw:style-name="gr1" draw:text-style-name="P1" draw:layer="layout" svg:width="10.4cm" svg:height="2.5cm" svg:x="7.2cm" svg:y="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2" draw:text-style-name="P11" draw:layer="layout" svg:width="12.8cm" svg:height="1.6cm" svg:x="4.8cm" svg:y="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4.1cm" svg:height="1.6cm" svg:x="2.9cm" svg:y="5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6.8cm" svg:height="16.8cm" draw:transform="rotate (-1.5707963267949) translate (18.3cm 1.1cm)">
          <text:p/>
          <draw:enhanced-geometry svg:viewBox="0 0 21600 21600" draw:mirror-horizontal="false" draw:mirror-vertical="false" draw:type="block-arc" draw:modifiers="-159.553499795561 9404.9257626824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14.6cm" svg:height="14.6cm" draw:transform="rotate (-0.794299342582619) translate (9.543cm -0.823cm)">
          <text:p/>
          <draw:enhanced-geometry svg:viewBox="0 0 21600 21600" draw:mirror-horizontal="false" draw:mirror-vertical="false" draw:type="block-arc" draw:modifiers="-124.43780692639 9290.554904118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3" draw:layer="layout" svg:width="12.6cm" svg:height="1.6cm" svg:x="3.2cm" svg:y="3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2.8cm" svg:height="1.6cm" svg:x="5.2cm" svg:y="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6.8cm" svg:height="16.8cm" draw:transform="rotate (-3.14159265358979) translate (9.2cm 17.9cm)">
          <text:p/>
          <draw:enhanced-geometry draw:mirror-horizontal="false" draw:mirror-vertical="false" draw:glue-point-type="segments" draw:type="mso-spt100" draw:modifiers="-90 89.786376205207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6" draw:layer="layout" svg:width="0.9cm" svg:height="16.2cm" svg:x="0cm" svg:y="1.4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9.6cm" svg:height="2.071cm" svg:x="9.3cm" svg:y="8.9cm">
          <draw:text-box>
            <text:p><text:span text:style-name="T3">Process Evaluation</text:span></text:p>
          </draw:text-box>
        </draw:frame>
        <draw:frame draw:style-name="gr16" draw:text-style-name="P8" draw:layer="layout" svg:width="5.8cm" svg:height="1.161cm" svg:x="9cm" svg:y="5.939cm">
          <draw:text-box>
            <text:p><text:span text:style-name="T3">Fire Seasonality</text:span></text:p>
          </draw:text-box>
        </draw:frame>
        <draw:frame draw:style-name="gr17" draw:text-style-name="P8" draw:layer="layout" svg:width="9.6cm" svg:height="1.2cm" svg:x="7.6cm" svg:y="3.9cm">
          <draw:text-box>
            <text:p><text:span text:style-name="T3">Historic Evaluation</text:span></text:p>
          </draw:text-box>
        </draw:frame>
        <draw:frame draw:style-name="gr16" draw:text-style-name="P8" draw:layer="layout" svg:width="5.8cm" svg:height="1.161cm" svg:x="9.2cm" svg:y="7.239cm">
          <draw:text-box>
            <text:p><text:span text:style-name="T3">Human Impacts</text:span></text:p>
          </draw:text-box>
        </draw:frame>
        <draw:custom-shape draw:style-name="gr1" draw:text-style-name="P1" draw:layer="layout" svg:width="10.4cm" svg:height="2.5cm" svg:x="6.8cm" svg:y="1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27.981cm" svg:height="20.999cm" svg:x="0.019cm" svg:y="0.001cm">
          <draw:image xlink:href="Pictures/10000201000004220000031A97F3059C417A36B2.png" xlink:type="simple" xlink:show="embed" xlink:actuate="onLoad">
            <text:p/>
          </draw:image>
        </draw:frame>
        <draw:frame draw:style-name="gr7" draw:text-style-name="P2" draw:layer="layout" svg:width="7.8cm" svg:height="1.872cm" svg:x="0.1cm" svg:y="3.5cm">
          <draw:text-box>
            <text:p><text:span text:style-name="T1">Benchmarking</text:span></text:p>
          </draw:text-box>
        </draw:frame>
        <draw:custom-shape draw:style-name="gr1" draw:text-style-name="P1" draw:layer="layout" svg:width="10.4cm" svg:height="2.5cm" svg:x="7.2cm" svg:y="1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2cm" svg:height="9.395cm" svg:x="0.1cm" svg:y="5.101cm">
          <draw:text-box>
            <text:p><text:span text:style-name="T2"><text:s text:c="28"/></text:span><text:span text:style-name="T2">CLM</text:span></text:p>
            <text:p><text:span text:style-name="T2"><text:s text:c="28"/></text:span><text:span text:style-name="T2">CTEM</text:span></text:p>
            <text:p><text:span text:style-name="T2"><text:s text:c="26"/></text:span><text:span text:style-name="T2">JSBACH</text:span></text:p>
            <text:p><text:span text:style-name="T2"><text:s text:c="14"/></text:span><text:span text:style-name="T2">JULES-INFERNO <text:s text:c="12"/></text:span></text:p>
            <text:p><text:span text:style-name="T2"><text:s text:c="11"/></text:span><text:span text:style-name="T2">LPJ-GUESS-BLAZE</text:span></text:p>
            <text:p><text:span text:style-name="T2"><text:s text:c="2"/></text:span><text:span text:style-name="T2">LPJ-GUESS-GLOBFIREM</text:span></text:p>
            <text:p><text:span text:style-name="T2"><text:s text:c="5"/></text:span><text:span text:style-name="T2">LPJ-GUESS-SPITFIRE</text:span></text:p>
            <text:p><text:span text:style-name="T2"><text:s text:c="28"/></text:span><text:span text:style-name="T2">MC2</text:span></text:p>
            <text:p><text:span text:style-name="T2">ORCHIDEE-SPITFIR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8" draw:text-style-name="P14" draw:layer="layout" svg:width="12.8cm" svg:height="1.6cm" svg:x="4.3cm" svg:y="11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2.8cm" svg:height="1.6cm" svg:x="4.5cm" svg:y="1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2.8cm" svg:height="1.6cm" svg:x="4.8cm" svg:y="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4.1cm" svg:height="1.6cm" svg:x="2.9cm" svg:y="5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6.8cm" svg:height="16.8cm" draw:transform="rotate (-1.5707963267949) translate (18.3cm 1.1cm)">
          <text:p/>
          <draw:enhanced-geometry svg:viewBox="0 0 21600 21600" draw:mirror-horizontal="false" draw:mirror-vertical="false" draw:type="block-arc" draw:modifiers="-159.553499795561 9404.9257626824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14.6cm" svg:height="14.6cm" draw:transform="rotate (-0.794299342582619) translate (9.543cm -0.823cm)">
          <text:p/>
          <draw:enhanced-geometry svg:viewBox="0 0 21600 21600" draw:mirror-horizontal="false" draw:mirror-vertical="false" draw:type="block-arc" draw:modifiers="-124.43780692639 9290.554904118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3" draw:layer="layout" svg:width="12.6cm" svg:height="1.6cm" svg:x="3.2cm" svg:y="3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12.8cm" svg:height="1.6cm" svg:x="3.3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2.8cm" svg:height="1.6cm" svg:x="5.2cm" svg:y="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6.8cm" svg:height="16.8cm" draw:transform="rotate (-3.14159265358979) translate (9.2cm 17.9cm)">
          <text:p/>
          <draw:enhanced-geometry draw:mirror-horizontal="false" draw:mirror-vertical="false" draw:glue-point-type="segments" draw:type="mso-spt100" draw:modifiers="-90 89.786376205207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6" draw:layer="layout" svg:width="0.9cm" svg:height="16.2cm" svg:x="0cm" svg:y="1.4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9.6cm" svg:height="2.071cm" svg:x="9.3cm" svg:y="8.9cm">
          <draw:text-box>
            <text:p><text:span text:style-name="T3">Process Evaluation</text:span></text:p>
          </draw:text-box>
        </draw:frame>
        <draw:frame draw:style-name="gr16" draw:text-style-name="P8" draw:layer="layout" svg:width="5.8cm" svg:height="1.161cm" svg:x="9cm" svg:y="5.939cm">
          <draw:text-box>
            <text:p><text:span text:style-name="T3">Fire Seasonality</text:span></text:p>
          </draw:text-box>
        </draw:frame>
        <draw:frame draw:style-name="gr17" draw:text-style-name="P8" draw:layer="layout" svg:width="9.6cm" svg:height="1.2cm" svg:x="7.6cm" svg:y="3.9cm">
          <draw:text-box>
            <text:p><text:span text:style-name="T3">Historic Evaluation</text:span></text:p>
          </draw:text-box>
        </draw:frame>
        <draw:frame draw:style-name="gr16" draw:text-style-name="P8" draw:layer="layout" svg:width="5.8cm" svg:height="1.161cm" svg:x="9.2cm" svg:y="7.239cm">
          <draw:text-box>
            <text:p><text:span text:style-name="T3">Human Impacts</text:span></text:p>
          </draw:text-box>
        </draw:frame>
        <draw:frame draw:style-name="gr16" draw:text-style-name="P8" draw:layer="layout" svg:width="5.8cm" svg:height="1.161cm" svg:x="9.2cm" svg:y="10.4cm">
          <draw:text-box>
            <text:p><text:span text:style-name="T3">Paleo Fires</text:span></text:p>
          </draw:text-box>
        </draw:frame>
        <draw:frame draw:style-name="gr16" draw:text-style-name="P8" draw:layer="layout" svg:width="5.8cm" svg:height="1.161cm" svg:x="9cm" svg:y="11.561cm">
          <draw:text-box>
            <text:p><text:span text:style-name="T3">Future fires</text:span></text:p>
          </draw:text-box>
        </draw:frame>
        <draw:frame draw:style-name="gr16" draw:text-style-name="P8" draw:layer="layout" svg:width="5.8cm" svg:height="1.161cm" svg:x="8cm" svg:y="13.4cm">
          <draw:text-box>
            <text:p><text:span text:style-name="T3">ESM evaluation</text:span></text:p>
          </draw:text-box>
        </draw:frame>
        <draw:custom-shape draw:style-name="gr1" draw:text-style-name="P1" draw:layer="layout" svg:width="10.4cm" svg:height="2.5cm" svg:x="6.8cm" svg:y="1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27.981cm" svg:height="20.999cm" svg:x="0.019cm" svg:y="0.001cm">
          <draw:image xlink:href="Pictures/10000201000004220000031A97F3059C417A36B2.png" xlink:type="simple" xlink:show="embed" xlink:actuate="onLoad">
            <text:p/>
          </draw:image>
        </draw:frame>
        <draw:frame draw:style-name="gr7" draw:text-style-name="P2" draw:layer="layout" svg:width="7.8cm" svg:height="1.872cm" svg:x="0.1cm" svg:y="3.5cm">
          <draw:text-box>
            <text:p><text:span text:style-name="T1">Benchmarking</text:span></text:p>
          </draw:text-box>
        </draw:frame>
        <draw:frame draw:style-name="gr3" draw:text-style-name="P3" draw:layer="layout" svg:width="12cm" svg:height="9.395cm" svg:x="0.1cm" svg:y="5.1cm">
          <draw:text-box>
            <text:p><text:span text:style-name="T2"><text:s text:c="28"/></text:span><text:span text:style-name="T2">CLM</text:span></text:p>
            <text:p><text:span text:style-name="T2"><text:s text:c="28"/></text:span><text:span text:style-name="T2">CTEM</text:span></text:p>
            <text:p><text:span text:style-name="T2"><text:s text:c="26"/></text:span><text:span text:style-name="T2">JSBACH</text:span></text:p>
            <text:p><text:span text:style-name="T2"><text:s text:c="14"/></text:span><text:span text:style-name="T2">JULES-INFERNO <text:s text:c="12"/></text:span></text:p>
            <text:p><text:span text:style-name="T2"><text:s text:c="11"/></text:span><text:span text:style-name="T2">LPJ-GUESS-BLAZE</text:span></text:p>
            <text:p><text:span text:style-name="T2"><text:s text:c="2"/></text:span><text:span text:style-name="T2">LPJ-GUESS-GLOBFIREM</text:span></text:p>
            <text:p><text:span text:style-name="T2"><text:s text:c="5"/></text:span><text:span text:style-name="T2">LPJ-GUESS-SPITFIRE</text:span></text:p>
            <text:p><text:span text:style-name="T2"><text:s text:c="28"/></text:span><text:span text:style-name="T2">MC2</text:span></text:p>
            <text:p><text:span text:style-name="T2">ORCHIDEE-SPITFIRE</text:span></text:p>
          </draw:text-box>
        </draw:frame>
        <draw:custom-shape draw:style-name="gr1" draw:text-style-name="P1" draw:layer="layout" svg:width="10.4cm" svg:height="2.5cm" svg:x="7.2cm" svg:y="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21" draw:text-style-name="P17" draw:layer="layout" svg:width="12.8cm" svg:height="1.6cm" svg:x="4.3cm" svg:y="11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2.8cm" svg:height="1.6cm" svg:x="4.5cm" svg:y="10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2.8cm" svg:height="1.6cm" svg:x="4.8cm" svg:y="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4.1cm" svg:height="1.6cm" svg:x="2.9cm" svg:y="5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16.8cm" svg:height="16.8cm" draw:transform="rotate (-1.5707963267949) translate (18.3cm 1.1cm)">
          <text:p/>
          <draw:enhanced-geometry svg:viewBox="0 0 21600 21600" draw:mirror-horizontal="false" draw:mirror-vertical="false" draw:type="block-arc" draw:modifiers="-159.553499795561 9404.9257626824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17" draw:layer="layout" svg:width="14.6cm" svg:height="14.6cm" draw:transform="rotate (-0.794299342582619) translate (9.543cm -0.823cm)">
          <text:p/>
          <draw:enhanced-geometry svg:viewBox="0 0 21600 21600" draw:mirror-horizontal="false" draw:mirror-vertical="false" draw:type="block-arc" draw:modifiers="-124.43780692639 9290.554904118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5" draw:text-style-name="P17" draw:layer="layout" svg:width="12.6cm" svg:height="1.6cm" svg:x="3.2cm" svg:y="3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2.8cm" svg:height="1.6cm" svg:x="3.3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7" draw:layer="layout" svg:width="12.8cm" svg:height="1.6cm" svg:x="5.2cm" svg:y="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6.8cm" svg:height="16.8cm" draw:transform="rotate (-3.14159265358979) translate (9.2cm 17.9cm)">
          <text:p/>
          <draw:enhanced-geometry draw:mirror-horizontal="false" draw:mirror-vertical="false" draw:glue-point-type="segments" draw:type="mso-spt100" draw:modifiers="-90 89.786376205207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6" draw:layer="layout" svg:width="0.9cm" svg:height="16.2cm" svg:x="0cm" svg:y="1.4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9.6cm" svg:height="2.071cm" svg:x="9.3cm" svg:y="8.9cm">
          <draw:text-box>
            <text:p><text:span text:style-name="T3">Process Evaluation</text:span></text:p>
          </draw:text-box>
        </draw:frame>
        <draw:frame draw:style-name="gr16" draw:text-style-name="P8" draw:layer="layout" svg:width="5.8cm" svg:height="1.161cm" svg:x="9cm" svg:y="5.939cm">
          <draw:text-box>
            <text:p><text:span text:style-name="T3">Fire Seasonality</text:span></text:p>
          </draw:text-box>
        </draw:frame>
        <draw:frame draw:style-name="gr17" draw:text-style-name="P8" draw:layer="layout" svg:width="9.6cm" svg:height="1.2cm" svg:x="7.6cm" svg:y="3.9cm">
          <draw:text-box>
            <text:p><text:span text:style-name="T3">Historic Evaluation</text:span></text:p>
          </draw:text-box>
        </draw:frame>
        <draw:frame draw:style-name="gr16" draw:text-style-name="P8" draw:layer="layout" svg:width="5.8cm" svg:height="1.161cm" svg:x="9.2cm" svg:y="7.239cm">
          <draw:text-box>
            <text:p><text:span text:style-name="T3">Human Impacts</text:span></text:p>
          </draw:text-box>
        </draw:frame>
        <draw:frame draw:style-name="gr16" draw:text-style-name="P8" draw:layer="layout" svg:width="5.8cm" svg:height="1.161cm" svg:x="9.2cm" svg:y="10.4cm">
          <draw:text-box>
            <text:p><text:span text:style-name="T3">Paleo Fires</text:span></text:p>
          </draw:text-box>
        </draw:frame>
        <draw:frame draw:style-name="gr16" draw:text-style-name="P8" draw:layer="layout" svg:width="5.8cm" svg:height="1.161cm" svg:x="9cm" svg:y="11.561cm">
          <draw:text-box>
            <text:p><text:span text:style-name="T3">Future fires</text:span></text:p>
          </draw:text-box>
        </draw:frame>
        <draw:frame draw:style-name="gr16" draw:text-style-name="P8" draw:layer="layout" svg:width="5.8cm" svg:height="1.161cm" svg:x="8cm" svg:y="13.4cm">
          <draw:text-box>
            <text:p><text:span text:style-name="T3">ESM evaluation</text:span></text:p>
          </draw:text-box>
        </draw:frame>
        <draw:custom-shape draw:style-name="gr1" draw:text-style-name="P1" draw:layer="layout" svg:width="10.4cm" svg:height="2.5cm" svg:x="6.8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7.8cm" svg:height="1.872cm" svg:x="0.1cm" svg:y="3.5cm">
          <draw:text-box>
            <text:p><text:span text:style-name="T1">Benchmarking</text:span></text:p>
          </draw:text-box>
        </draw:frame>
        <draw:frame draw:style-name="gr3" draw:text-style-name="P3" draw:layer="layout" svg:width="12cm" svg:height="9.395cm" svg:x="0.1cm" svg:y="5.1cm">
          <draw:text-box>
            <text:p><text:span text:style-name="T2"><text:s text:c="28"/></text:span><text:span text:style-name="T2">CLM</text:span></text:p>
            <text:p><text:span text:style-name="T2"><text:s text:c="28"/></text:span><text:span text:style-name="T2">CTEM</text:span></text:p>
            <text:p><text:span text:style-name="T2"><text:s text:c="26"/></text:span><text:span text:style-name="T2">JSBACH</text:span></text:p>
            <text:p><text:span text:style-name="T2"><text:s text:c="14"/></text:span><text:span text:style-name="T2">JULES-INFERNO <text:s text:c="12"/></text:span></text:p>
            <text:p><text:span text:style-name="T2"><text:s text:c="11"/></text:span><text:span text:style-name="T2">LPJ-GUESS-BLAZE</text:span></text:p>
            <text:p><text:span text:style-name="T2"><text:s text:c="2"/></text:span><text:span text:style-name="T2">LPJ-GUESS-GLOBFIREM</text:span></text:p>
            <text:p><text:span text:style-name="T2"><text:s text:c="5"/></text:span><text:span text:style-name="T2">LPJ-GUESS-SPITFIRE</text:span></text:p>
            <text:p><text:span text:style-name="T2"><text:s text:c="28"/></text:span><text:span text:style-name="T2">MC2</text:span></text:p>
            <text:p><text:span text:style-name="T2">ORCHIDEE-SPITFIRE</text:span></text:p>
          </draw:text-box>
        </draw:frame>
        <draw:custom-shape draw:style-name="gr1" draw:text-style-name="P1" draw:layer="layout" svg:width="10.4cm" svg:height="2.5cm" svg:x="7.2cm" svg:y="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5" draw:text-style-name="P5" draw:layer="layout" svg:width="16.8cm" svg:height="16.8cm" draw:transform="rotate (-3.14159265358979) translate (9.2cm 17.9cm)">
          <text:p/>
          <draw:enhanced-geometry draw:mirror-horizontal="false" draw:mirror-vertical="false" draw:glue-point-type="segments" draw:type="mso-spt100" draw:modifiers="-90 89.786376205207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6" draw:layer="layout" svg:width="0.9cm" svg:height="16.2cm" svg:x="0cm" svg:y="1.4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7.8cm" svg:height="1.872cm" svg:x="0.1cm" svg:y="3.5cm">
          <draw:text-box>
            <text:p><text:span text:style-name="T1">Benchmarking</text:span></text:p>
          </draw:text-box>
        </draw:frame>
        <draw:frame draw:style-name="gr3" draw:text-style-name="P3" draw:layer="layout" svg:width="12cm" svg:height="9.395cm" svg:x="0.1cm" svg:y="5.1cm">
          <draw:text-box>
            <text:p><text:span text:style-name="T2"><text:s text:c="28"/></text:span><text:span text:style-name="T2">CLM</text:span></text:p>
            <text:p><text:span text:style-name="T2"><text:s text:c="28"/></text:span><text:span text:style-name="T2">CTEM</text:span></text:p>
            <text:p><text:span text:style-name="T2"><text:s text:c="26"/></text:span><text:span text:style-name="T2">JSBACH</text:span></text:p>
            <text:p><text:span text:style-name="T2"><text:s text:c="14"/></text:span><text:span text:style-name="T2">JULES-INFERNO <text:s text:c="12"/></text:span></text:p>
            <text:p><text:span text:style-name="T2"><text:s text:c="11"/></text:span><text:span text:style-name="T2">LPJ-GUESS-BLAZE</text:span></text:p>
            <text:p><text:span text:style-name="T2"><text:s text:c="2"/></text:span><text:span text:style-name="T2">LPJ-GUESS-GLOBFIREM</text:span></text:p>
            <text:p><text:span text:style-name="T2"><text:s text:c="5"/></text:span><text:span text:style-name="T2">LPJ-GUESS-SPITFIRE</text:span></text:p>
            <text:p><text:span text:style-name="T2"><text:s text:c="28"/></text:span><text:span text:style-name="T2">MC2</text:span></text:p>
            <text:p><text:span text:style-name="T2">ORCHIDEE-SPITFIRE</text:span></text:p>
          </draw:text-box>
        </draw:frame>
        <draw:custom-shape draw:style-name="gr1" draw:text-style-name="P1" draw:layer="layout" svg:width="10.4cm" svg:height="2.5cm" svg:x="6.8cm" svg:y="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5" draw:text-style-name="P5" draw:layer="layout" svg:width="16.8cm" svg:height="16.8cm" draw:transform="rotate (-3.14159265358979) translate (9.2cm 17.9cm)">
          <text:p/>
          <draw:enhanced-geometry draw:mirror-horizontal="false" draw:mirror-vertical="false" draw:glue-point-type="segments" draw:type="mso-spt100" draw:modifiers="-90 89.786376205207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6" draw:layer="layout" svg:width="0.9cm" svg:height="16.2cm" svg:x="0cm" svg:y="1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modern" style:font-pitch="variable"/>
    <style:font-face style:name="Rokkitt Black" svg:font-family="'Rokkitt Black'" style:font-family-generic="modern" style:font-pitch="variable"/>
    <style:font-face style:name="Rokkitt Black1" svg:font-family="'Rokkitt Black'" style:font-adornments="Black" style:font-family-generic="modern" style:font-pitch="variable"/>
    <style:font-face style:name="Rokkitt ExtraBold" svg:font-family="'Rokkitt ExtraBold'" style:font-family-generic="modern" style:font-pitch="variable"/>
    <style:font-face style:name="Rokkitt ExtraBold1" svg:font-family="'Rokkitt ExtraBold'" style:font-adornments="Extra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4T09:40:55.308000000</meta:creation-date>
    <dc:date>2017-06-26T06:27:45.202000000</dc:date>
    <meta:editing-duration>PT4H20M14S</meta:editing-duration>
    <meta:editing-cycles>11</meta:editing-cycles>
    <meta:generator>LibreOffice/5.2.3.3$Windows_x86 LibreOffice_project/d54a8868f08a7b39642414cf2c8ef2f228f780cf</meta:generator>
    <meta:document-statistic meta:object-count="126"/>
  </office:meta>
</office:document-meta>
</file>